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 table:number-rows-repeated="6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8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04:09:22.1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10T04:12:14.199000000</dc:date>
    <meta:editing-duration>P2DT16H31M26S</meta:editing-duration>
    <meta:editing-cycles>1059</meta:editing-cycles>
    <meta:document-statistic meta:table-count="1" meta:cell-count="1010" meta:object-count="0"/>
  </office:meta>
</office:document-meta>
</file>